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P2">Mikä olen..</text:p>
      <text:p text:style-name="Normaali"/>
      <text:p text:style-name="Normaali">27 marras 2014</text:p>
      <text:p text:style-name="Normaali"/>
      <text:p text:style-name="Normaali">Alle kouluikäisenä 6v, lasten samanikäisten välinen housut pois sidontaleikki joka tuotti jonkinlaista tyydytystä. Seurustellut nuorena ja vanhempana vain naisen kanssa, aviossa..<text:line-break/>20v liiton jälkeen tuli ero, osa syynä sexin puute jotahalusin, sekä alastonkuvat itsestä ja treffien haku feikkinä n/m.<text:line-break/>Pääasiassa suhteet naisiin. mutta katselen melkein vain homopornoa. käyn joskus anonyyminä tapailemassa miehiä gruisaillen. haen fyysistä kontaktia en henkistä yhteyttä. Asia häiritsee sillä seurustelen naisen kanssa. En voisi kuvitella suhdetta mieheen.<text:line-break/>miten ihmeessä saisi tasapainon.</text:p>
      <text:p text:style-name="Normaali"/>
      <text:p text:style-name="Normaali">[Nimimerkki poistettu]</text:p>
      <text:p text:style-name="Normaali"/>
      <text:p text:style-name="Normaali"/>
      <text:p text:style-name="P3">Vastaus</text:p>
      <text:p text:style-name="P4"/>
      <text:p text:style-name="Normaali">Hei</text:p>
      <text:p text:style-name="Normaali"><text:line-break/>Se<text:s/>mitä kerrot lapsuuden leikeistä vaikuttaa aika tavalliselta jännittävältä lasten leikiltä, jossa alastomuus ja vallankäyttö muodostavat uudenlaisen jännitteen. Kerrot että 20v liitossasi koit seksin puutetta. Oliko kuvien lähettäminen ja feikkinä suhteiden haku reaktio siihen. Usein nimittäin käy niin, että kun parisuhteeseen tulee ongelmia, joihin jumitutaan, niin ratkaisua ruvetaan etsimään suhteen ulkopuolelta. Se kuitenkin vain pahentaa tilannetta kun toinen kokee tulleensa loukatuksi. Parisuhteessa seksuaalisten halujen kohtaamiseen tulee aika-ajoin ongelmia ja silloin tarvitaan kummaltakin rohkeutta tuoda esille sitä mitä oikeasti haluaa ja mikä siihenastisessa seksissä on tuntunut hankalalta.<text:line-break/><text:line-break/>Kerrot katselevasi homopornoa ja hakevasi fyysistä kontaktia miehiin, mutta et voisi kuvitellakaan suhdetta mieheen. Ei ole kovinkaan harvinaista se, että itsensä heteroseksuaaliksi mieltävä mies, joka haluaa seurustella naisen kanssa, voi nauttia miehen vartalon katsomisesta ja fyysisestä kontaktista miehen kanssa ilman halua muodostaa muuta suhdetta miehiin. Silloin kun seksikontakti tapahtuu kummankin halusta ilman velvoitteita, niin eihän siitä liene haittaa. Ongelma tuleekin usein siitä että mies salaa mieskontaktinsa seurustelukumppaniltaan, jolloin siitä tulee parisuhdetta uhkaava salaisuus. Siihen sisältyy myös riski seksitaudin leviämisestä, jos limakalvoille (suu, peräaukko, terska, emätin) pääse spermaa tai verta. Parisuhteen perusta ja tulevaisuus on silloin vakaampi kun kumppaneiden välillä ei ole vaarallisia salaisuuksia. Hyvään suhteeseen kannattaa satsata, silloin siitä saa syvemmän nautinnon, jolloin kaikkia karkkeja ei tarvitse käydä maistelemassa.<text:s/><text:line-break/><text:line-break/>Terveisin 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42:00Z</meta:creation-date>
    <dc:date>2023-01-20T17:42:00Z</dc:date>
    <meta:template xlink:href="Normal.dotm" xlink:type="simple"/>
    <meta:editing-cycles>1</meta:editing-cycles>
    <meta:editing-duration>PT0S</meta:editing-duration>
    <meta:document-statistic meta:page-count="1" meta:paragraph-count="5" meta:word-count="298" meta:character-count="2712" meta:row-count="20" meta:non-whitespace-character-count="2419"/>
  </office:meta>
</office:document-meta>
</file>